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75cm" style:rel-column-width="8772*"/>
    </style:style>
    <style:style style:name="Table1.B" style:family="table-column">
      <style:table-column-properties style:column-width="4.673cm" style:rel-column-width="18014*"/>
    </style:style>
    <style:style style:name="Table1.C" style:family="table-column">
      <style:table-column-properties style:column-width="4.671cm" style:rel-column-width="18007*"/>
    </style:style>
    <style:style style:name="Table1.D" style:family="table-column">
      <style:table-column-properties style:column-width="5.38cm" style:rel-column-width="20742*"/>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text-properties fo:font-size="10pt" style:font-size-asian="10pt" style:font-size-complex="10pt"/>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paragraph-properties>
        <style:tab-stops>
          <style:tab-stop style:position="0.905cm"/>
        </style:tab-stops>
      </style:paragraph-properties>
    </style:style>
    <style:style style:name="P14" style:family="paragraph" style:parent-style-name="Text_20_body">
      <style:paragraph-properties>
        <style:tab-stops>
          <style:tab-stop style:position="0.905cm"/>
          <style:tab-stop style:position="1.963cm"/>
          <style:tab-stop style:position="3.022cm"/>
        </style:tab-stops>
      </style:paragraph-properties>
    </style:style>
    <style:style style:name="P15" style:family="paragraph" style:parent-style-name="Text_20_body">
      <style:text-properties style:font-name="Courier New" fo:font-size="10pt" style:font-size-asian="10pt" style:font-size-complex="10pt"/>
    </style:style>
    <style:style style:name="P16" style:family="paragraph" style:parent-style-name="Text_20_body">
      <style:paragraph-properties>
        <style:tab-stops>
          <style:tab-stop style:position="0.905cm"/>
        </style:tab-stops>
      </style:paragraph-properties>
      <style:text-properties style:font-name="Courier New" fo:font-size="10pt" style:font-size-asian="10pt" style:font-size-complex="10pt"/>
    </style:style>
    <style:style style:name="P17" style:family="paragraph" style:parent-style-name="Text_20_body">
      <style:paragraph-properties>
        <style:tab-stops>
          <style:tab-stop style:position="0.905cm"/>
          <style:tab-stop style:position="1.963cm"/>
          <style:tab-stop style:position="3.022cm"/>
        </style:tab-stops>
      </style:paragraph-properties>
      <style:text-properties style:font-name="Courier New"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P4">Counter FellOmen2</text:p>
      <text:p text:style-name="P5"><text:date style:data-style-name="N30" text:date-value="2010-08-26T13:14:11.84" text:fixed="true">8/26/10</text:date></text:p>
      <text:p text:style-name="P5"/>
      <text:p text:style-name="Text_20_body"/>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2">Probe<text:tab/><text:a xlink:type="simple" xlink:href="#1.Probe|outline" text:style-name="Internet_20_link" text:visited-style-name="Internet_20_link">3</text:a></text:p>
          <text:p text:style-name="P3">Suite-Equivalent Isomorphism<text:tab/><text:a xlink:type="simple" xlink:href="#1.1.Suite-Equivalent Isomorphism|outline" text:style-name="Internet_20_link" text:visited-style-name="Internet_20_link">3</text:a></text:p>
          <text:p text:style-name="P2">FellOmen2 Strategy<text:tab/><text:a xlink:type="simple" xlink:href="#2.FellOmen2 Strategy|outline" text:style-name="Internet_20_link" text:visited-style-name="Internet_20_link">3</text:a></text:p>
          <text:p text:style-name="P2">Development of Counter Strategy<text:tab/><text:a xlink:type="simple" xlink:href="#3.Development of Counter Strategy|outline" text:style-name="Internet_20_link" text:visited-style-name="Internet_20_link">4</text:a></text:p>
          <text:p text:style-name="P3">Preflop Strategy<text:tab/><text:a xlink:type="simple" xlink:href="#3.1.Preflop Strategy|outline" text:style-name="Internet_20_link" text:visited-style-name="Internet_20_link">4</text:a></text:p>
          <text:p text:style-name="P3">Postflop Strategy<text:tab/><text:a xlink:type="simple" xlink:href="#3.2.Postflop Strategy|outline" text:style-name="Internet_20_link" text:visited-style-name="Internet_20_link">4</text:a></text:p>
        </text:index-body>
      </text:table-of-content>
      <text:p text:style-name="Text_20_body"/>
      <text:h text:style-name="P7" text:outline-level="1">Gathering Data About FellOmen2</text:h>
      <text:h text:style-name="Heading_20_2" text:outline-level="2">Probe</text:h>
      <text:p text:style-name="Text_20_body">Probe is a special bot that plays against FO2 to gather game logs. The probe never folds. It choses between raising and calling randomly with equal probability.</text:p>
      <text:h text:style-name="Heading_20_2" text:outline-level="2">FellOmen2 Strategy</text:h>
      <text:p text:style-name="Text_20_body">Game logs collected to analyze FO2 strategy. About 11 M games have been collected in total.</text:p>
      <text:p text:style-name="Text_20_body">Probability of FO2 actions in a given situation (position, action history, shared cards) can be calculated based on known number of occurrences, providing that there are enough statistical data. In practice it was observed that from flop on most of situations never repeat. Even with suite isomorphism, there are 1.361.802 possible situations on the flop (counting player's pocket card and the flop itself). So, to cover all of them for the 1st flop action (the very 1st call or raise) with 1% precision will require ~136 M of random games. Taking into account further flop, turn and river actions, it is clear that pure statistical approach is impossible. Some heuristic is required to derive FO2 strategy in a given postflop situation based on observed limited (~ 10 M) number of games.</text:p>
      <text:p text:style-name="Text_20_body"/>
      <text:h text:style-name="Heading_20_1" text:outline-level="1">Development of Counter Strategy</text:h>
      <text:h text:style-name="Heading_20_2" text:outline-level="2">Theoretical Approach</text:h>
      <text:p text:style-name="Text_20_body">It is known that FO2 uses a static strategy, in other words it does not adapt to the strategy of its opponent. Therefore a pure optimal strategy can theoretically be found. To find it, we can build a full game tree based on game rules and assign probabilities to all actions of FO2. We can calculate game value in all terminal nodes </text:p>
      <text:p text:style-name="Text_20_body"><draw:frame draw:style-name="fr2" draw:name="Object6" text:anchor-type="as-char" svg:width="10.035cm" svg:height="4.711cm" draw:z-index="8"><draw:object xlink:href="./Object 6" xlink:type="simple" xlink:show="embed" xlink:actuate="onLoad"/><draw:image xlink:href="./ObjectReplacements/Object 6" xlink:type="simple" xlink:show="embed" xlink:actuate="onLoad"/></draw:frame></text:p>
      <text:p text:style-name="Text_20_body">and propagate up the game tree:</text:p>
      <text:list text:style-name="L1">
        <text:list-item>
          <text:p text:style-name="P8">For nodes where FO2 is the actor: <draw:frame draw:style-name="fr2" draw:name="Object1" text:anchor-type="as-char" svg:width="3.03cm" svg:height="0.586cm" draw:z-index="0"><draw:object xlink:href="./Object 1" xlink:type="simple" xlink:show="embed" xlink:actuate="onLoad"/><draw:image xlink:href="./ObjectReplacements/Object 1" xlink:type="simple" xlink:show="embed" xlink:actuate="onLoad"/></draw:frame></text:p>
        </text:list-item>
        <text:list-item>
          <text:p text:style-name="P8">For nodes where we are the actor: <draw:frame draw:style-name="fr2" draw:name="Object2" text:anchor-type="as-char" svg:width="2.284cm" svg:height="0.746cm" draw:z-index="1"><draw:object xlink:href="./Object 2" xlink:type="simple" xlink:show="embed" xlink:actuate="onLoad"/><draw:image xlink:href="./ObjectReplacements/Object 2" xlink:type="simple" xlink:show="embed" xlink:actuate="onLoad"/></draw:frame>. The best choices get the probability of 1, the other - 0). This will be our optimal counter-strategy.</text:p>
        </text:list-item>
      </text:list>
      <text:p text:style-name="Text_20_body">There are two obstacles on this way:</text:p>
      <text:list text:style-name="L2">
        <text:list-item>
          <text:p text:style-name="P10">We do not have the full FO2 strategy.</text:p>
        </text:list-item>
        <text:list-item>
          <text:p text:style-name="P10"><text:soft-page-break/>Even if we had it, the game tree will be too big to handle. Here is a very rough estimation:</text:p>
          <text:p text:style-name="P10">each action tree on each round has ~ 20 leaves where the action continues, so the total number of nodes is: <draw:frame draw:style-name="fr2" draw:name="Object3" text:anchor-type="as-char" svg:width="6.13cm" svg:height="0.527cm" draw:z-index="4"><draw:object xlink:href="./Object 3" xlink:type="simple" xlink:show="embed" xlink:actuate="onLoad"/><draw:image xlink:href="./ObjectReplacements/Object 3" xlink:type="simple" xlink:show="embed" xlink:actuate="onLoad"/></draw:frame>(suite-equivalent isomorphism <text:s/>is taken into account for our pockets and flop only, but the full suit-equivalent isomorphism reduces the number of situation by at most a factor of 24).</text:p>
        </text:list-item>
      </text:list>
      <text:p text:style-name="Text_20_body">Obviously we need some heuristic to reduce complexity and deal with missing information about FO2 strategy.</text:p>
      <text:h text:style-name="Heading_20_2" text:outline-level="2">Practical approach</text:h>
      <text:h text:style-name="Heading_20_2" text:outline-level="2">Action Tree</text:h>
      <text:p text:style-name="Text_20_body">The first step in development of preflop strategy is building an action tree. To build a tree, all actions allowed by the game definition are added to the tree. To illustrate the ideas, we will use a simplified game with only 2 betting rounds and number or raises limited to 1. The complete action tree for HU HE contains about 17K nodes for each position.</text:p>
      <text:p text:style-name="Text_20_body"/>
      <text:p text:style-name="Text_20_body"/>
      <text:p text:style-name="Text_20_body"><draw:frame draw:style-name="fr1" draw:name="graphics1" text:anchor-type="paragraph" svg:x="0.434cm" svg:y="0.907cm" svg:width="16.476cm" svg:height="23.805cm" draw:z-index="2"><draw:image xlink:href="../dist/fo2-at-1-0.gif" xlink:type="simple" xlink:show="embed" xlink:actuate="onLoad"/></draw:frame></text:p>
      <text:p text:style-name="Text_20_body"><text:soft-page-break/></text:p>
      <text:h text:style-name="Heading_20_2" text:outline-level="2"><text:soft-page-break/>How To Gather Postflop Statistic</text:h>
      <text:p text:style-name="Text_20_body">As it was mentioned before, it is impossible to gather statistic to recreate FO2 strategy for postflop actions for exact flop situation. It is necessary to unite observations for similar situations so that there are a statistically significant number of observations available for a given situation (e.g. 100-1000).</text:p>
      <text:p text:style-name="Text_20_body">Ideally it would be nice to know how the FO2 unites the situations because it has the same problem. It cannot have a rule for every single flop, turn and river cards (and action history) because it requires too much space. FO2 uses about 150 MB of text files full of numbers. We can estimate that there are approximately 15 M numbers, or about 100 K numbers for each of 169 pocket kinds, or 50K for each position. A probability triple requires two numbers, so there are 25 K probability triples. The number of nodes in action tree is about 17 K, so there are only 1.5 probability triples per action tree node, or <text:s/>1.5 different flop situation (without any further differences on future betting rounds). Of course FO2 groups these number differently but we do not know how. If we had his algorithms, we could reproduce it in our counter-strategy algorithm. We can try to derive his algorithm from observations, but it is a difficult task. It could be solved, if we knew how FO2 behaves in each board and pocket situation. Then we could unite similar subtrees and so unite similar situations. But this requires a huge statistic for each situation, which we don't have, as it was mentioned above.</text:p>
      <text:p text:style-name="Text_20_body">So, the only feasible way to group situation together is to find a way to unite strategically similar situations independently of FO2 algorithm. This is not an easy task either. The table below summarizes various approaches found by brainstorming or published elsewhere.</text:p>
      <text:p text:style-name="Text_20_body">Summary on Card Situation Comparis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Method</text:p>
          </table:table-cell>
          <table:table-cell table:style-name="Table1.A1" office:value-type="string">
            <text:p text:style-name="Table_20_Contents">Explanation</text:p>
          </table:table-cell>
          <table:table-cell table:style-name="Table1.A1" office:value-type="string">
            <text:p text:style-name="Table_20_Contents">Common sense</text:p>
          </table:table-cell>
          <table:table-cell table:style-name="Table1.D1" office:value-type="string">
            <text:p text:style-name="Table_20_Contents">Drawbacks</text:p>
          </table:table-cell>
        </table:table-row>
        <table:table-row>
          <table:table-cell table:style-name="Table1.A2" office:value-type="string">
            <text:p text:style-name="P6">Hand rank</text:p>
          </table:table-cell>
          <table:table-cell table:style-name="Table1.A2" office:value-type="string">
            <text:p text:style-name="P6">evaluate current 5-7 card combination. All ranks must be ordered from 0 to Max. Can be normalized by dividing by Max.</text:p>
          </table:table-cell>
          <table:table-cell table:style-name="Table1.A2" office:value-type="string">
            <text:p text:style-name="P6">The same combination is played the same way. E.g. flush, fullhouse.</text:p>
          </table:table-cell>
          <table:table-cell table:style-name="Table1.D2" office:value-type="string">
            <text:p text:style-name="P6">Not all ranks have equal probabilities, some of them are not possible on some flops. Draws are not take into account because the have rank 0.</text:p>
          </table:table-cell>
        </table:table-row>
        <table:table-row>
          <table:table-cell table:style-name="Table1.A2" office:value-type="string">
            <text:p text:style-name="P6">Relative rank</text:p>
          </table:table-cell>
          <table:table-cell table:style-name="Table1.A2" office:value-type="string">
            <text:p text:style-name="P6"><draw:frame draw:style-name="fr2" draw:name="Object10" text:anchor-type="as-char" svg:width="3.339cm" svg:height="1.124cm" draw:z-index="5"><draw:object xlink:href="./Object 10" xlink:type="simple" xlink:show="embed" xlink:actuate="onLoad"/><draw:image xlink:href="./ObjectReplacements/Object 10" xlink:type="simple" xlink:show="embed" xlink:actuate="onLoad"/></draw:frame></text:p>
          </table:table-cell>
          <table:table-cell table:style-name="Table1.A2" office:value-type="string">
            <text:p text:style-name="P6">If I have a top pair top kicker, only set beats me =&gt; I'm probably ahead</text:p>
          </table:table-cell>
          <table:table-cell table:style-name="Table1.D2" office:value-type="string">
            <text:p text:style-name="P6">Ignores draws, e.g. a flush and straight draw has almost the same chance to win as top pair top kicker.</text:p>
          </table:table-cell>
        </table:table-row>
        <table:table-row>
          <table:table-cell table:style-name="Table1.A2" office:value-type="string">
            <text:p text:style-name="P6">Relative rank with future deals</text:p>
          </table:table-cell>
          <table:table-cell table:style-name="Table1.A2" office:value-type="string">
            <text:p text:style-name="P6">See formula below</text:p>
          </table:table-cell>
          <table:table-cell table:style-name="Table1.A2" office:value-type="string">
            <text:p text:style-name="P6">Cards that have same chances to win in a particular situations are played the same way.</text:p>
          </table:table-cell>
          <table:table-cell table:style-name="Table1.D2" office:value-type="string">
            <text:p text:style-name="P6">Large amount of calculations.</text:p>
          </table:table-cell>
        </table:table-row>
      </table:table>
      <text:p text:style-name="Text_20_body"/>
      <text:p text:style-name="Text_20_body">Relative rank with future deals (RRFD):</text:p>
      <text:p text:style-name="Text_20_body"><draw:frame draw:style-name="fr2" draw:name="Object11" text:anchor-type="as-char" svg:width="8.255cm" svg:height="1.427cm" draw:z-index="6"><draw:object xlink:href="./Object 11" xlink:type="simple" xlink:show="embed" xlink:actuate="onLoad"/><draw:image xlink:href="./ObjectReplacements/Object 11" xlink:type="simple" xlink:show="embed" xlink:actuate="onLoad"/></draw:frame></text:p>
      <text:p text:style-name="Text_20_body">Showdown function is corrected so that it returns a number 0, 0.5 or 1. This gives R in range [0..1].</text:p>
      <text:p text:style-name="Text_20_body">This methods looks very well. The situations with the same chance trees and showdown nodes are obviously strategically equivalent. These situations will have the same relative rank with future bets. Similar to them situations will have a close rank. Maybe it is possible that situation with the same rank are strategically different. This has to be investigated in future.</text:p>
      <text:p text:style-name="Text_20_body"/>
      <text:p text:style-name="Text_20_body">To speed-up calculation of this rank, a precalculated table for flop and turn is used.</text:p>
      <text:p text:style-name="Text_20_body"><text:soft-page-break/></text:p>
      <text:h text:style-name="Heading_20_2" text:outline-level="2">Bucketing</text:h>
      <text:p text:style-name="Text_20_body">Card bucketing is used to collect information about FO2 strategy. For preflop, the standard 169 pocket kinds are used as buckets. For postflop, RRFD is used. A bucket is calculated as following:</text:p>
      <text:p text:style-name="Text_20_body"><draw:frame draw:style-name="fr2" draw:name="Object4" text:anchor-type="as-char" svg:width="13.381cm" svg:height="0.483cm" draw:z-index="9"><draw:object xlink:href="./Object 4" xlink:type="simple" xlink:show="embed" xlink:actuate="onLoad"/><draw:image xlink:href="./ObjectReplacements/Object 4" xlink:type="simple" xlink:show="embed" xlink:actuate="onLoad"/></draw:frame></text:p>
      <text:p text:style-name="Text_20_body">Bucket count for postflop rounds was chosen to be 200.</text:p>
      <text:p text:style-name="Text_20_body"/>
      <text:p text:style-name="Text_20_body">During probe log analyzing we calculate an FO2-bucket on each game stage and update bucket counter array in the corresponding action tree node. This give as the following tree:</text:p>
      <text:p text:style-name="Text_20_body"/>
      <text:p text:style-name="Text_20_body"><draw:frame draw:style-name="fr1" draw:name="graphics3" text:anchor-type="paragraph" svg:x="-0.016cm" svg:y="0cm" svg:width="12cm" svg:height="24.472cm" draw:z-index="3"><draw:image xlink:href="../dist/fo2-at-buckets-1-0.gif" xlink:type="simple" xlink:show="embed" xlink:actuate="onLoad"/></draw:frame><text:soft-page-break/></text:p>
      <text:p text:style-name="Text_20_body"><text:soft-page-break/>In nodes, where FO2 acts we can calculate probability of each action. To do this, we first calculate FO2 bucket based on FO2 pocket and current board, and that calculate the probability:</text:p>
      <text:p text:style-name="Text_20_body"><draw:frame draw:style-name="fr3" draw:name="Object5" text:anchor-type="as-char" svg:y="-1.083cm" svg:width="7.243cm" svg:height="0.482cm" draw:z-index="7"><draw:object xlink:href="./Object 5" xlink:type="simple" xlink:show="embed" xlink:actuate="onLoad"/><draw:image xlink:href="./ObjectReplacements/Object 5" xlink:type="simple" xlink:show="embed" xlink:actuate="onLoad"/></draw:frame></text:p>
      <text:p text:style-name="Text_20_body">Now we have information about FO2 strategy and can build a counter-strategy.</text:p>
      <text:h text:style-name="Heading_20_2" text:outline-level="2">Building a Counter-Strategy</text:h>
      <text:p text:style-name="Text_20_body">To build a counter-strategy for given our pocket, board, position and action history, we have to know the values of the game in terminal nodes of the game tree. Than we can chose the maximal value in each node where we act and so build our strategy.</text:p>
      <text:p text:style-name="Text_20_body">The number of nodes in the game tree is still very large, and for preflop is huge, because we have to <text:s/>consider every possible FO2 pocket and every possible board cards. Therefore it was decided to use a Monte-Carlo approach.</text:p>
      <text:p text:style-name="Text_20_body"/>
      <text:p text:style-name="Text_20_body">It works as following:</text:p>
      <text:p text:style-name="P15">MonteCarlo(ActionTree, ActionPath, OurPocket, Board, Round)</text:p>
      <text:p text:style-name="P16"><text:s text:c="2"/>for(int repetition = 0; repetition &lt; MAX_REP; repetition++)</text:p>
      <text:p text:style-name="P16"><text:s text:c="2"/>{</text:p>
      <text:p text:style-name="P16"><text:s text:c="4"/>Generate random Fo2Pocket, shared cards for future rounds.</text:p>
      <text:p text:style-name="P16"><text:s text:c="4"/>Calculate Fo2 bucket for each round (real and random).</text:p>
      <text:p text:style-name="P16"><text:s text:c="4"/>Calculate StrategyFactor for the last node in ActionPath:</text:p>
      <text:p text:style-name="P17"><text:s text:c="4"/>Set <text:s/>StrategyFactor = 1</text:p>
      <text:p text:style-name="P17"><text:s text:c="4"/>For each node in ActionPath where Fo2 acts:</text:p>
      <text:p text:style-name="P17"><text:s text:c="6"/>StrategyFactor *= nextNode.BucketCounter[bucket] /</text:p>
      <text:p text:style-name="P17"><text:s text:c="24"/>node.BucketCounter[bucket] </text:p>
      <text:p text:style-name="P17"><text:s text:c="6"/>StategyFactor shows the probability of Fo2 having this random pocket in</text:p>
      <text:p text:style-name="P17"><text:s text:c="6"/>the given situation.</text:p>
      <text:p text:style-name="P17"/>
      <text:p text:style-name="P17"><text:s text:c="6"/>Traverse ActionTree with the root in the last node in ActionPath.</text:p>
      <text:p text:style-name="P17"><text:s text:c="6"/>For each node, update StrategyFactor as described above.</text:p>
      <text:p text:style-name="P17"><text:s text:c="6"/>For each terminal node, calcuate game value using usual rules and</text:p>
      <text:p text:style-name="P17"><text:s text:c="8"/>update node value: value += gameValue * StrategyFactor.</text:p>
      <text:p text:style-name="P17"><text:s text:c="2"/>}</text:p>
      <text:p text:style-name="P17"><text:s text:c="2"/>Propagate node values from terminal nodes up the tree. In nodes where FO2 acts, sum the <text:tab/>values of child nodes. In nodes where we act, use the maximal value.</text:p>
      <text:p text:style-name="P14"/>
      <text:p text:style-name="P14">After executing of this algorithm, each node has a value proportional to a game value. To choose the best move, we have just chose a node with the greatest value.</text:p>
      <text:p text:style-name="P14"/>
      <text:p text:style-name="P14">To speed-up the play, preflop strategy is precalculated. Good results were achieved for 3000 Monte-<text:soft-page-break/>Carlo trials for each pocket. </text:p>
      <text:p text:style-name="P14">For the post-flop rounds the strategy is calculated in real-time. Good results were observed for 5000 Monte-Carlo trials for the flop, 3000 for the turn and 3000 for the river.</text:p>
      <text:p text:style-name="P14"/>
      <text:p text:style-name="P14"/>
      <text:p text:style-name="P14"/>
      <text:p text:style-name="P13"><text:tab/></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9</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creator>Ivan Alles</dc:creator>
    <dc:date>2010-09-20T12:50:12</dc:date>
    <meta:printed-by>Ivan Alles</meta:printed-by>
    <meta:print-date>2010-08-27T12:39:27</meta:print-date>
    <meta:editing-cycles>279</meta:editing-cycles>
    <meta:editing-duration>P1DT2H58M14S</meta:editing-duration>
    <meta:user-defined meta:name="Info 1"/>
    <meta:user-defined meta:name="Info 2"/>
    <meta:user-defined meta:name="Info 3"/>
    <meta:user-defined meta:name="Info 4"/>
    <meta:document-statistic meta:table-count="1" meta:image-count="2" meta:object-count="8" meta:page-count="9" meta:paragraph-count="91" meta:word-count="1462" meta:character-count="8670"/>
  </office:meta>
</office:document-meta>
</file>

<file path=Object 1/content.xml><?xml version="1.0" encoding="utf-8"?>
<!DOCTYPE math  PUBLIC '-//OpenOffice.org//DTD Modified W3C MathML 1.01//EN'  'math.dtd'>
<math:math xmlns:math="http://www.w3.org/1998/Math/MathML">
  <math:semantics>
    <math:mrow>
      <math:mi>v</math:mi>
      <math:mo math:stretchy="false">=</math:mo>
      <math:mrow>
        <math:mrow>
          <math:mo math:stretchy="false">∑</math:mo>
          <math:msub>
            <math:mi>v</math:mi>
            <math:mi math:fontstyle="italic">child</math:mi>
          </math:msub>
        </math:mrow>
        <math:mo math:stretchy="false">⋅</math:mo>
        <math:msub>
          <math:mi>p</math:mi>
          <math:mi math:fontstyle="italic">child</math:mi>
        </math:msub>
      </math:mrow>
    </math:mrow>
    <math:annotation math:encoding="StarMath 5.0">v = sum v_{child} cdot p_{child} </math:annotation>
  </math:semantics>
</math:math>
</file>

<file path=Object 10/content.xml><?xml version="1.0" encoding="utf-8"?>
<!DOCTYPE math  PUBLIC '-//OpenOffice.org//DTD Modified W3C MathML 1.01//EN'  'math.dtd'>
<math:math xmlns:math="http://www.w3.org/1998/Math/MathML">
  <math:semantics>
    <math:mrow>
      <math:mi>R</math:mi>
      <math:mo math:stretchy="false">=</math:mo>
      <math:mfrac>
        <math:msub>
          <math:mi>N</math:mi>
          <math:mrow>
            <math:mi math:fontstyle="italic">winning</math:mi>
            <math:mi math:fontstyle="italic">pockets</math:mi>
          </math:mrow>
        </math:msub>
        <math:msub>
          <math:mi>N</math:mi>
          <math:mrow>
            <math:mi math:fontstyle="italic">all</math:mi>
            <math:mi math:fontstyle="italic">possible</math:mi>
            <math:mi math:fontstyle="italic">pockets</math:mi>
          </math:mrow>
        </math:msub>
      </math:mfrac>
    </math:mrow>
    <math:annotation math:encoding="StarMath 5.0">R = {N_{winning pockets}} over N_{all possible pockets}</math:annotation>
  </math:semantics>
</math:math>
</file>

<file path=Object 11/content.xml><?xml version="1.0" encoding="utf-8"?>
<!DOCTYPE math  PUBLIC '-//OpenOffice.org//DTD Modified W3C MathML 1.01//EN'  'math.dtd'>
<math:math xmlns:math="http://www.w3.org/1998/Math/MathML">
  <math:semantics>
    <math:mrow>
      <math:mi>R</math:mi>
      <math:mo math:stretchy="false">=</math:mo>
      <math:mfrac>
        <math:mrow>
          <math:mrow>
            <math:munder>
              <math:mo math:stretchy="false">∑</math:mo>
              <math:msub>
                <math:mi>c</math:mi>
                <math:mi math:fontstyle="italic">opp</math:mi>
              </math:msub>
            </math:munder>
            <math:mrow>
              <math:munder>
                <math:mo math:stretchy="false">∑</math:mo>
                <math:mrow>
                  <math:mi math:fontstyle="italic">future</math:mi>
                  <math:mi math:fontstyle="italic">cards</math:mi>
                </math:mrow>
              </math:munder>
              <math:mi math:fontstyle="italic">showdown</math:mi>
            </math:mrow>
          </math:mrow>
          <math:mrow>
            <math:mrow>
              <math:mo math:stretchy="false">(</math:mo>
              <math:mrow>
                <math:msub>
                  <math:mi>c</math:mi>
                  <math:mi math:fontstyle="italic">our</math:mi>
                </math:msub>
                <math:mi>,</math:mi>
                <math:msub>
                  <math:mi>c</math:mi>
                  <math:mi math:fontstyle="italic">opp</math:mi>
                </math:msub>
                <math:mi>,</math:mi>
                <math:mi math:fontstyle="italic">board</math:mi>
              </math:mrow>
              <math:mo math:stretchy="false">)</math:mo>
            </math:mrow>
            <math:mo math:stretchy="false">+</math:mo>
            <math:mn>1</math:mn>
          </math:mrow>
        </math:mrow>
        <math:mrow>
          <math:mrow>
            <math:mn>2</math:mn>
            <math:mo math:stretchy="false">⋅</math:mo>
            <math:mi math:fontstyle="italic">number</math:mi>
          </math:mrow>
          <math:mi math:fontstyle="italic">of</math:mi>
          <math:mi math:fontstyle="italic">showdowns</math:mi>
        </math:mrow>
      </math:mfrac>
    </math:mrow>
    <math:annotation math:encoding="StarMath 5.0">R = {sum csub{c_opp} sum csub{future cards} showdown(c_our, c_opp, board) + 1} over {2 cdot number of showdowns}</math:annotation>
  </math:semantics>
</math:math>
</file>

<file path=Object 2/content.xml><?xml version="1.0" encoding="utf-8"?>
<!DOCTYPE math  PUBLIC '-//OpenOffice.org//DTD Modified W3C MathML 1.01//EN'  'math.dtd'>
<math:math xmlns:math="http://www.w3.org/1998/Math/MathML">
  <math:semantics>
    <math:mrow>
      <math:mrow>
        <math:mi>v</math:mi>
        <math:mo math:stretchy="false">=</math:mo>
        <math:munder>
          <math:mi math:fontstyle="italic">max</math:mi>
          <math:mi math:fontstyle="italic">child</math:mi>
        </math:munder>
      </math:mrow>
      <math:msub>
        <math:mi>v</math:mi>
        <math:mi math:fontstyle="italic">child</math:mi>
      </math:msub>
    </math:mrow>
    <math:annotation math:encoding="StarMath 5.0">v = max csub{child} v_{child}</math:annotation>
  </math:semantics>
</math:math>
</file>

<file path=Object 3/content.xml><?xml version="1.0" encoding="utf-8"?>
<!DOCTYPE math  PUBLIC '-//OpenOffice.org//DTD Modified W3C MathML 1.01//EN'  'math.dtd'>
<math:math xmlns:math="http://www.w3.org/1998/Math/MathML">
  <math:semantics>
    <math:mrow>
      <math:mrow>
        <math:mrow>
          <math:mrow>
            <math:mrow>
              <math:mn>1.361.802</math:mn>
              <math:mo math:stretchy="false">⋅</math:mo>
              <math:mn>1225</math:mn>
            </math:mrow>
            <math:mo math:stretchy="false">⋅</math:mo>
            <math:mn>47</math:mn>
          </math:mrow>
          <math:mo math:stretchy="false">⋅</math:mo>
          <math:mn>46</math:mn>
        </math:mrow>
        <math:mo math:stretchy="false">⋅</math:mo>
        <math:msup>
          <math:mn>20</math:mn>
          <math:mn>4</math:mn>
        </math:msup>
      </math:mrow>
      <math:mo math:stretchy="false">≈</math:mo>
      <math:mrow>
        <math:mn>5</math:mn>
        <math:mo math:stretchy="false">⋅</math:mo>
        <math:msup>
          <math:mn>10</math:mn>
          <math:mn>17</math:mn>
        </math:msup>
      </math:mrow>
    </math:mrow>
    <math:annotation math:encoding="StarMath 5.0"> 1.361.802 cdot 1225 cdot 47 cdot 46 cdot 20 ^ 4 approx 5 cdot 10 ^ 17</math:annotation>
  </math:semantics>
</math:math>
</file>

<file path=Object 4/content.xml><?xml version="1.0" encoding="utf-8"?>
<!DOCTYPE math  PUBLIC '-//OpenOffice.org//DTD Modified W3C MathML 1.01//EN'  'math.dtd'>
<math:math xmlns:math="http://www.w3.org/1998/Math/MathML">
  <math:semantics>
    <math:mrow>
      <math:mi>b</math:mi>
      <math:mrow>
        <math:mrow>
          <math:mo math:stretchy="false">(</math:mo>
          <math:mrow>
            <math:mi math:fontstyle="italic">round</math:mi>
            <math:mi>,</math:mi>
            <math:mi math:fontstyle="italic">pocket</math:mi>
            <math:mi>,</math:mi>
            <math:mi math:fontstyle="italic">board</math:mi>
          </math:mrow>
          <math:mo math:stretchy="false">)</math:mo>
        </math:mrow>
        <math:mo math:stretchy="false">=</math:mo>
        <math:mtext>(int)</math:mtext>
      </math:mrow>
      <math:mi math:fontstyle="italic">RRFD</math:mi>
      <math:mrow>
        <math:mrow>
          <math:mo math:stretchy="false">(</math:mo>
          <math:mrow>
            <math:mi math:fontstyle="italic">pocket</math:mi>
            <math:mi>,</math:mi>
            <math:mi math:fontstyle="italic">board</math:mi>
          </math:mrow>
          <math:mo math:stretchy="false">)</math:mo>
        </math:mrow>
        <math:mo math:stretchy="false">⋅</math:mo>
        <math:mi math:fontstyle="italic">BucketCount</math:mi>
      </math:mrow>
      <math:mrow>
        <math:mo math:stretchy="false">(</math:mo>
        <math:mi math:fontstyle="italic">round</math:mi>
        <math:mo math:stretchy="false">)</math:mo>
      </math:mrow>
    </math:mrow>
    <math:annotation math:encoding="StarMath 5.0">b(round, pocket, board) = "(int)"RRFD(pocket, board) cdot BucketCount(round)</math:annotation>
  </math:semantics>
</math:math>
</file>

<file path=Object 5/content.xml><?xml version="1.0" encoding="utf-8"?>
<!DOCTYPE math  PUBLIC '-//OpenOffice.org//DTD Modified W3C MathML 1.01//EN'  'math.dtd'>
<math:math xmlns:math="http://www.w3.org/1998/Math/MathML">
  <math:semantics>
    <math:mrow>
      <math:mrow>
        <math:mi>p</math:mi>
        <math:mo math:stretchy="false">=</math:mo>
        <math:mi math:fontstyle="italic">Count</math:mi>
      </math:mrow>
      <math:mrow>
        <math:mrow>
          <math:mo math:stretchy="false">[</math:mo>
          <math:mi math:fontstyle="italic">bucket</math:mi>
          <math:mo math:stretchy="false">]</math:mo>
        </math:mrow>
        <math:mo math:stretchy="false">/</math:mo>
        <math:mi math:fontstyle="italic">ParentCount</math:mi>
      </math:mrow>
      <math:mrow>
        <math:mo math:stretchy="false">[</math:mo>
        <math:mi math:fontstyle="italic">bucket</math:mi>
        <math:mo math:stretchy="false">]</math:mo>
      </math:mrow>
    </math:mrow>
    <math:annotation math:encoding="StarMath 5.0">p = Count[bucket] / ParentCount[bucket]</math:annotation>
  </math:semantics>
</math:math>
</file>

<file path=Object 6/content.xml><?xml version="1.0" encoding="utf-8"?>
<!DOCTYPE math  PUBLIC '-//OpenOffice.org//DTD Modified W3C MathML 1.01//EN'  'math.dtd'>
<math:math xmlns:math="http://www.w3.org/1998/Math/MathML">
  <math:semantics>
    <math:mtable>
      <math:mtr>
        <math:mrow>
          <math:mrow>
            <math:mi>v</math:mi>
            <math:mo math:stretchy="false">=</math:mo>
            <math:mtable>
              <math:mtr>
                <math:mrow>
                  <math:mrow>
                    <math:mrow>
                      <math:mn>0.5</math:mn>
                      <math:mo math:stretchy="false">⋅</math:mo>
                      <math:mi>P</math:mi>
                    </math:mrow>
                    <math:mo math:stretchy="false">⋅</math:mo>
                    <math:mi math:fontstyle="italic">showdown</math:mi>
                  </math:mrow>
                  <math:mrow>
                    <math:mo math:stretchy="false">(</math:mo>
                    <math:mrow>
                      <math:mi math:fontstyle="italic">board</math:mi>
                      <math:mi>,</math:mi>
                      <math:msup>
                        <math:mi>c</math:mi>
                        <math:mi math:fontstyle="italic">our</math:mi>
                      </math:msup>
                      <math:mi>,</math:mi>
                      <math:msup>
                        <math:mi>c</math:mi>
                        <math:mi math:fontstyle="italic">FO2</math:mi>
                      </math:msup>
                    </math:mrow>
                    <math:mo math:stretchy="false">)</math:mo>
                  </math:mrow>
                  <math:mi math:fontstyle="italic">if</math:mi>
                  <math:mi math:fontstyle="italic">noone</math:mi>
                  <math:mi math:fontstyle="italic">folds</math:mi>
                </math:mrow>
              </math:mtr>
              <math:mtr>
                <math:mrow>
                  <math:msup>
                    <math:mi math:fontstyle="italic">InPot</math:mi>
                    <math:mi math:fontstyle="italic">FO2</math:mi>
                  </math:msup>
                  <math:mi math:fontstyle="italic">if</math:mi>
                  <math:mi math:fontstyle="italic">FO2</math:mi>
                  <math:mi math:fontstyle="italic">folds</math:mi>
                </math:mrow>
              </math:mtr>
              <math:mtr>
                <math:mrow>
                  <math:mrow>
                    <math:mo math:stretchy="false">−</math:mo>
                    <math:msup>
                      <math:mi math:fontstyle="italic">InPot</math:mi>
                      <math:mi math:fontstyle="italic">our</math:mi>
                    </math:msup>
                  </math:mrow>
                  <math:mi math:fontstyle="italic">if</math:mi>
                  <math:mi math:fontstyle="italic">we</math:mi>
                  <math:mi math:fontstyle="italic">fold</math:mi>
                </math:mrow>
              </math:mtr>
            </math:mtable>
          </math:mrow>
        </math:mrow>
      </math:mtr>
      <math:mtr/>
      <math:mtr>
        <math:mrow>
          <math:mi math:fontstyle="italic">where</math:mi>
        </math:mrow>
      </math:mtr>
      <math:mtr>
        <math:mrow>
          <math:mrow>
            <math:mi>P</math:mi>
            <math:mi math:fontstyle="italic">is</math:mi>
            <math:mi math:fontstyle="italic">the</math:mi>
            <math:mi math:fontstyle="italic">pot</math:mi>
          </math:mrow>
        </math:mrow>
      </math:mtr>
      <math:mtr>
        <math:mrow>
          <math:mrow>
            <math:msup>
              <math:mi>c</math:mi>
              <math:mi math:fontstyle="italic">our</math:mi>
            </math:msup>
            <math:mi math:fontstyle="italic">are</math:mi>
            <math:mi math:fontstyle="italic">our</math:mi>
            <math:mi math:fontstyle="italic">pocket</math:mi>
            <math:mi math:fontstyle="italic">cards</math:mi>
          </math:mrow>
        </math:mrow>
      </math:mtr>
      <math:mtr>
        <math:mrow>
          <math:mrow>
            <math:msup>
              <math:mi>c</math:mi>
              <math:mi math:fontstyle="italic">FO2</math:mi>
            </math:msup>
            <math:mi math:fontstyle="italic">are</math:mi>
            <math:mi math:fontstyle="italic">FO2</math:mi>
            <math:mi math:fontstyle="italic">pocket</math:mi>
            <math:mi math:fontstyle="italic">cards</math:mi>
          </math:mrow>
        </math:mrow>
      </math:mtr>
      <math:mtr>
        <math:mrow>
          <math:mrow>
            <math:mi math:fontstyle="italic">showdown</math:mi>
            <math:mrow>
              <math:mo math:stretchy="false">(</math:mo>
              <math:mo math:stretchy="false">)</math:mo>
            </math:mrow>
            <math:mi math:fontstyle="italic">returns</math:mi>
            <math:mn>1</math:mn>
            <math:mi math:fontstyle="italic">if</math:mi>
            <math:mi math:fontstyle="italic">we</math:mi>
            <math:mi math:fontstyle="italic">win</math:mi>
            <math:mrow>
              <math:mi>,</math:mi>
              <math:mo math:stretchy="false">−</math:mo>
              <math:mn>1</math:mn>
            </math:mrow>
            <math:mi math:fontstyle="italic">if</math:mi>
            <math:mi math:fontstyle="italic">we</math:mi>
            <math:mi math:fontstyle="italic">lose</math:mi>
            <math:mi>,</math:mi>
            <math:mn>0</math:mn>
            <math:mi math:fontstyle="italic">otherwise</math:mi>
          </math:mrow>
        </math:mrow>
      </math:mtr>
    </math:mtable>
    <math:annotation math:encoding="StarMath 5.0">alignl v = stack{0.5 cdot P cdot showdown(board, c^{our}, c^{FO2}) if noone folds  # InPot^{FO2} if FO2 folds # -InPot^{our} if we fold} newline 
newline
alignl where newline
alignl P is the pot newline
alignl c^{our} are our pocket cards newline
alignl c^{FO2} are FO2 pocket cards newline
alignl showdown() returns 1 if we win, -1 if we lose, 0 otherwise</math:annotation>
  </math:semantics>
</math:math>
</file>